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6a0b" officeooo:paragraph-rsid="00146a0b"/>
    </style:style>
    <style:style style:name="P2" style:family="paragraph" style:parent-style-name="Standard">
      <style:text-properties officeooo:rsid="0014afe8" officeooo:paragraph-rsid="0014afe8"/>
    </style:style>
    <style:style style:name="P3" style:family="paragraph" style:parent-style-name="Standard">
      <style:text-properties officeooo:rsid="0016801e" officeooo:paragraph-rsid="0016801e"/>
    </style:style>
    <style:style style:name="T1" style:family="text">
      <style:text-properties officeooo:rsid="00146a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4"/>STRING PERMUTATION PROBELM</text:p>
      <text:p text:style-name="P1"><text:s text:c="36"/>NAIVE VS . <text:s/>BACKTRACKING APPROACH </text:p>
      <text:p text:style-name="P1">('n' <text:s/>denotes the input size)</text:p>
      <text:p text:style-name="P1"/>
      <text:p text:style-name="P1">NAIVE APPROACH COMLEXITY</text:p>
      <text:p text:style-name="P1">n=3</text:p>
      <text:p text:style-name="P1">time: <text:s text:c="2"/>0m0.000s</text:p>
      <text:p text:style-name="P1">n=6</text:p>
      <text:p text:style-name="P1">time<text:tab/>0m0.000s</text:p>
      <text:p text:style-name="P1">n=10</text:p>
      <text:p text:style-name="P1">time<text:tab/>0m4.204s</text:p>
      <text:p text:style-name="P2">n=11</text:p>
      <text:p text:style-name="P2">time<text:tab/>0m47.224s</text:p>
      <text:p text:style-name="P2"/>
      <text:p text:style-name="P2">Using BACKTRACKING</text:p>
      <text:p text:style-name="P2">n=3</text:p>
      <text:p text:style-name="P2">user<text:tab/><text:span text:style-name="T1">0m0.000s</text:span></text:p>
      <text:p text:style-name="P2">n=6</text:p>
      <text:p text:style-name="P2">user<text:tab/>0m0.004s</text:p>
      <text:p text:style-name="P2">n=10</text:p>
      <text:p text:style-name="P2">user<text:tab/>0m3.760s</text:p>
      <text:p text:style-name="P2">n=11</text:p>
      <text:p text:style-name="P3">user<text:tab/>0m39.864s</text:p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21:08:55.492068383</meta:creation-date>
    <dc:date>2014-10-29T22:16:26.271782004</dc:date>
    <meta:editing-duration>PT12M15S</meta:editing-duration>
    <meta:editing-cycles>1</meta:editing-cycles>
    <meta:document-statistic meta:table-count="0" meta:image-count="0" meta:object-count="0" meta:page-count="1" meta:paragraph-count="21" meta:word-count="42" meta:character-count="348" meta:non-whitespace-character-count="242"/>
    <meta:generator>LibreOffice/4.2.6.3$Linux_x86 LibreOffice_project/420m0$Build-3</meta:generator>
  </office:meta>
</office:document-meta>
</file>